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2" svg:font-family="Arial" style:font-family-generic="swiss"/>
    <style:font-face style:name="Arial1" svg:font-family="Arial" style:font-pitch="variable"/>
    <style:font-face style:name="Consolas1" svg:font-family="Consolas" style:font-pitch="variable"/>
    <style:font-face style:name="Liberation Serif1" svg:font-family="'Liberation Serif'" style:font-pitch="variable"/>
    <style:font-face style:name="NSimSun1" svg:font-family="N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48ec2"/>
    </style:style>
    <style:style style:name="P8" style:family="paragraph" style:parent-style-name="Text_20_body">
      <style:text-properties officeooo:paragraph-rsid="00374663"/>
    </style:style>
    <style:style style:name="P9" style:family="paragraph" style:parent-style-name="Text_20_body">
      <style:text-properties officeooo:paragraph-rsid="00447a58"/>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paragraph-rsid="004fc806"/>
    </style:style>
    <style:style style:name="P12" style:family="paragraph" style:parent-style-name="Title">
      <style:text-properties officeooo:rsid="00348ec2" officeooo:paragraph-rsid="00348ec2"/>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Text_20_body" style:list-style-name="L1">
      <style:text-properties officeooo:paragraph-rsid="002b6558"/>
    </style:style>
    <style:style style:name="P19" style:family="paragraph" style:parent-style-name="Text_20_body" style:list-style-name="L2">
      <style:text-properties officeooo:paragraph-rsid="00332a6a"/>
    </style:style>
    <style:style style:name="P20" style:family="paragraph" style:parent-style-name="Text_20_body" style:list-style-name="L3">
      <style:text-properties officeooo:paragraph-rsid="00332a6a"/>
    </style:style>
    <style:style style:name="P21" style:family="paragraph" style:parent-style-name="Text_20_body" style:list-style-name="L4">
      <style:text-properties officeooo:rsid="00556795" officeooo:paragraph-rsid="00556795"/>
    </style:style>
    <style:style style:name="P22" style:family="paragraph" style:parent-style-name="Text_20_body" style:list-style-name="L4">
      <style:text-properties officeooo:rsid="00556795" officeooo:paragraph-rsid="0056bb29"/>
    </style:style>
    <style:style style:name="P23" style:family="paragraph" style:parent-style-name="Heading_20_1">
      <style:text-properties officeooo:rsid="0023aa7c" officeooo:paragraph-rsid="0023aa7c"/>
    </style:style>
    <style:style style:name="P24" style:family="paragraph" style:parent-style-name="Heading_20_1">
      <style:text-properties officeooo:rsid="00348ec2" officeooo:paragraph-rsid="00348ec2"/>
    </style:style>
    <style:style style:name="P25" style:family="paragraph" style:parent-style-name="Heading_20_1">
      <style:paragraph-properties fo:break-before="page"/>
      <style:text-properties officeooo:rsid="001ece72" officeooo:paragraph-rsid="001ece72"/>
    </style:style>
    <style:style style:name="P26" style:family="paragraph" style:parent-style-name="Heading_20_2">
      <style:text-properties officeooo:rsid="001ece72" officeooo:paragraph-rsid="001ece72"/>
    </style:style>
    <style:style style:name="P27" style:family="paragraph" style:parent-style-name="Heading_20_2">
      <style:text-properties officeooo:rsid="00245c22" officeooo:paragraph-rsid="00245c22"/>
    </style:style>
    <style:style style:name="P28" style:family="paragraph" style:parent-style-name="Heading_20_2">
      <style:text-properties officeooo:rsid="002b6558" officeooo:paragraph-rsid="002b6558"/>
    </style:style>
    <style:style style:name="P29" style:family="paragraph" style:parent-style-name="Heading_20_2">
      <style:text-properties officeooo:rsid="00332a6a" officeooo:paragraph-rsid="00332a6a"/>
    </style:style>
    <style:style style:name="P30" style:family="paragraph" style:parent-style-name="Heading_20_2">
      <style:text-properties officeooo:rsid="00374663" officeooo:paragraph-rsid="00374663"/>
    </style:style>
    <style:style style:name="P31" style:family="paragraph" style:parent-style-name="Heading_20_2">
      <style:text-properties officeooo:rsid="00447a58" officeooo:paragraph-rsid="00447a58"/>
    </style:style>
    <style:style style:name="P32" style:family="paragraph" style:parent-style-name="Heading_20_2">
      <style:text-properties officeooo:rsid="004fc806" officeooo:paragraph-rsid="004fc806"/>
    </style:style>
    <style:style style:name="P33" style:family="paragraph">
      <style:paragraph-properties style:text-autospace="none"/>
    </style:style>
    <style:style style:name="P34"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fo:color="#000000" style:font-name="Consolas" fo:font-size="9.5pt" style:font-name-asian="Consolas" style:font-size-asian="9.5pt" style:font-name-complex="Consolas" style:font-size-complex="9.5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Y OF BUCHAREST</text:p>
      <text:p text:style-name="P14">FACULTY OF MATHEMATICS AND INFORMATICS</text:p>
      <text:p text:style-name="P14">DISSERTATION DOMAIN: DISTRIBUTED SYSTEMS</text:p>
      <text:p text:style-name="P14"/>
      <text:p text:style-name="P14"/>
      <text:p text:style-name="P14"/>
      <text:p text:style-name="P14"/>
      <text:p text:style-name="P14"/>
      <text:p text:style-name="P14"/>
      <text:p text:style-name="P14"/>
      <text:p text:style-name="P14"/>
      <text:p text:style-name="P14"/>
      <text:p text:style-name="Title">DISSERTATION WORK</text:p>
      <text:p text:style-name="P12">A Study of Reinforcement Learning for 3D Games</text:p>
      <text:p text:style-name="Text_20_body"/>
      <text:p text:style-name="Text_20_body"/>
      <text:p text:style-name="Text_20_body"/>
      <text:p text:style-name="Text_20_body"/>
      <text:p text:style-name="P13">SCIENTIFIC COORDINATOR</text:p>
      <text:p text:style-name="P13">Păduraru Ionuț Ciprian</text:p>
      <text:p text:style-name="P13">STUDENT</text:p>
      <text:p text:style-name="P13">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BUCHAREST</text:p>
      <text:p text:style-name="P14">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7"><text:a xlink:type="simple" xlink:href="#__RefHeading___Toc2708_3374773253" text:style-name="Index_20_Link" text:visited-style-name="Index_20_Link">Introduction<text:tab/>3</text:a></text:p>
          <text:p text:style-name="P15"><text:a xlink:type="simple" xlink:href="#__RefHeading___Toc2710_3374773253" text:style-name="Index_20_Link" text:visited-style-name="Index_20_Link">Motivation<text:tab/>3</text:a></text:p>
          <text:p text:style-name="P15"><text:a xlink:type="simple" xlink:href="#__RefHeading___Toc2712_3374773253" text:style-name="Index_20_Link" text:visited-style-name="Index_20_Link">Definitions and short history<text:tab/>3</text:a></text:p>
          <text:p text:style-name="P17"><text:a xlink:type="simple" xlink:href="#__RefHeading___Toc2715_3374773253" text:style-name="Index_20_Link" text:visited-style-name="Index_20_Link">Used tools<text:tab/>4</text:a></text:p>
          <text:p text:style-name="P15"><text:a xlink:type="simple" xlink:href="#__RefHeading___Toc2717_3374773253" text:style-name="Index_20_Link" text:visited-style-name="Index_20_Link">About Unity<text:tab/>4</text:a></text:p>
          <text:p text:style-name="P15"><text:a xlink:type="simple" xlink:href="#__RefHeading___Toc2751_3374773253" text:style-name="Index_20_Link" text:visited-style-name="Index_20_Link">About machine learning<text:tab/>5</text:a></text:p>
          <text:p text:style-name="P15"><text:a xlink:type="simple" xlink:href="#__RefHeading___Toc2753_3374773253" text:style-name="Index_20_Link" text:visited-style-name="Index_20_Link">About ML-Agents<text:tab/>5</text:a></text:p>
          <text:p text:style-name="P15"><text:a xlink:type="simple" xlink:href="#__RefHeading___Toc2806_3374773253" text:style-name="Index_20_Link" text:visited-style-name="Index_20_Link">About GitHub and Git<text:tab/>5</text:a></text:p>
          <text:p text:style-name="P15"><text:a xlink:type="simple" xlink:href="#__RefHeading___Toc2808_3374773253" text:style-name="Index_20_Link" text:visited-style-name="Index_20_Link">Used hardware<text:tab/>6</text:a></text:p>
          <text:p text:style-name="P17"><text:a xlink:type="simple" xlink:href="#__RefHeading___Toc1068_3724124105" text:style-name="Index_20_Link" text:visited-style-name="Index_20_Link">Implementation<text:tab/>7</text:a></text:p>
          <text:p text:style-name="P15"><text:a xlink:type="simple" xlink:href="#__RefHeading___Toc1070_3724124105" text:style-name="Index_20_Link" text:visited-style-name="Index_20_Link">How does the training environment look like?<text:tab/>7</text:a></text:p>
          <text:p text:style-name="P15"><text:a xlink:type="simple" xlink:href="#__RefHeading___Toc1072_3724124105" text:style-name="Index_20_Link" text:visited-style-name="Index_20_Link">How is the main sphere agent controlled?<text:tab/>7</text:a></text:p>
          <text:p text:style-name="P15"><text:a xlink:type="simple" xlink:href="#__RefHeading___Toc1178_3724124105" text:style-name="Index_20_Link" text:visited-style-name="Index_20_Link">What can the machine agent “see” in the environment?<text:tab/>8</text:a></text:p>
          <text:p text:style-name="P17"><text:a xlink:type="simple" xlink:href="#__RefHeading___Toc1074_3724124105" text:style-name="Index_20_Link" text:visited-style-name="Index_20_Link">Discovered observations<text:tab/>9</text:a></text:p>
        </text:index-body>
      </text:table-of-content>
      <text:p text:style-name="Standard"/>
      <text:h text:style-name="P25" text:outline-level="1"><text:bookmark-start text:name="__RefHeading___Toc2708_3374773253"/>Introduction<text:bookmark-end text:name="__RefHeading___Toc2708_3374773253"/></text:h>
      <text:h text:style-name="P26" text:outline-level="2"><text:bookmark-start text:name="__RefHeading___Toc2710_3374773253"/>Motivation<text:bookmark-end text:name="__RefHeading___Toc2710_3374773253"/></text:h>
      <text:h text:style-name="P26"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soft-pag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3" text:outline-level="1"><text:bookmark-start text:name="__RefHeading___Toc2715_3374773253"/>Used tools<text:bookmark-end text:name="__RefHeading___Toc2715_3374773253"/></text:h>
      <text:h text:style-name="P27"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8" text:outline-level="2"><text:bookmark-start text:name="__RefHeading___Toc2751_3374773253"/><text:soft-page-break/>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8"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p>
      <text:p text:style-name="P5">Features</text:p>
      <text:list xml:id="list1052497210" text:style-name="L1">
        <text:list-item>
          <text:p text:style-name="P18">Unity environment control from Python</text:p>
        </text:list-item>
        <text:list-item>
          <text:p text:style-name="P18">10+ sample Unity environments</text:p>
        </text:list-item>
        <text:list-item>
          <text:p text:style-name="P18">Support for multiple environment configurations and training scenarios</text:p>
        </text:list-item>
        <text:list-item>
          <text:p text:style-name="P18">Train memory-enhanced agents using deep reinforcement learning</text:p>
        </text:list-item>
        <text:list-item>
          <text:p text:style-name="P18">Easily definable Curriculum Learning scenarios</text:p>
        </text:list-item>
        <text:list-item>
          <text:p text:style-name="P18">Broadcasting of agent behavior for supervised learning</text:p>
        </text:list-item>
        <text:list-item>
          <text:p text:style-name="P18">Built-in support for Imitation Learning</text:p>
        </text:list-item>
        <text:list-item>
          <text:p text:style-name="P18">Flexible agent control with On Demand Decision Making</text:p>
        </text:list-item>
        <text:list-item>
          <text:p text:style-name="P18">Visualizing network outputs within the environment</text:p>
        </text:list-item>
        <text:list-item>
          <text:p text:style-name="P18">Simplified set-up with Docker</text:p>
        </text:list-item>
        <text:list-item>
          <text:p text:style-name="P18">Wrap learning environments as a gym</text:p>
        </text:list-item>
      </text:list>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text:soft-page-break/>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571412715" text:style-name="L2">
        <text:list-item>
          <text:p text:style-name="P19"><text:span text:style-name="T5">CPU</text:span> : AMD Ryzen 7 2700X Eight-Core Processor</text:p>
          <text:p text:style-name="P19">8 physical cores, 16 logical cores, no overclocking, base speed 3.70 GHz</text:p>
        </text:list-item>
        <text:list-item>
          <text:p text:style-name="P19"><text:span text:style-name="T5">RAM</text:span> : 16 GB, 2400 MHz</text:p>
        </text:list-item>
        <text:list-item>
          <text:p text:style-name="P19"><text:span text:style-name="T5">GPU</text:span> : NVIDIA Geforce GTX 1080, 8GB</text:p>
        </text:list-item>
        <text:list-item>
          <text:p text:style-name="P19"><text:span text:style-name="T5">SSD #1</text:span> : KINGSTON SV300S37A120G</text:p>
        </text:list-item>
        <text:list-item>
          <text:p text:style-name="P19"><text:span text:style-name="T5">SSD #2</text:span> : Samsung SSD 850 EVO 250GB</text:p>
        </text:list-item>
        <text:list-item>
          <text:p text:style-name="P19"><text:span text:style-name="T5">OS</text:span> : Windows 10 Pro, 64-bit version</text:p>
          <text:p text:style-name="P19"/>
        </text:list-item>
      </text:list>
      <text:p text:style-name="P6"><text:tab/>Second, a Lenovo ideapad 330S laptop:</text:p>
      <text:list xml:id="list3390764777" text:style-name="L3">
        <text:list-item>
          <text:p text:style-name="P20"><text:soft-page-break/><text:span text:style-name="T5">CPU</text:span> : Intel® Core(TM) i5-8250U CPU</text:p>
          <text:p text:style-name="P20">4 physical cores, 8 logical cores, no overclocking, base speed 1.80 GHz</text:p>
        </text:list-item>
        <text:list-item>
          <text:p text:style-name="P20"><text:span text:style-name="T5">RAM</text:span> : 8 GB, 2400 MHz</text:p>
        </text:list-item>
        <text:list-item>
          <text:p text:style-name="P20"><text:span text:style-name="T6">SSD</text:span> : SanDisk SD9SB8W512G1101</text:p>
        </text:list-item>
        <text:list-item>
          <text:p text:style-name="P20"><text:span text:style-name="T5">OS</text:span> : Windows 10 Home, 32-bit version<text:tab/></text:p>
        </text:list-item>
      </text:list>
      <text:p text:style-name="P6"/>
      <text:h text:style-name="P24" text:outline-level="1"><text:bookmark-start text:name="__RefHeading___Toc1068_3724124105"/>Implementation<text:bookmark-end text:name="__RefHeading___Toc1068_3724124105"/></text:h>
      <text:h text:style-name="P30" text:outline-level="2"><text:bookmark-start text:name="__RefHeading___Toc1070_3724124105"/>How does the training environment look like?<text:bookmark-end text:name="__RefHeading___Toc1070_3724124105"/></text:h>
      <text:p text:style-name="P8"><draw:frame draw:style-name="fr2"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8"><text:tab/><text:span text:style-name="T7">The idea of the game for the agent or player is to control the black-and-white checkered sphere and push out of the stage all of the other colored spheres in a certain order.</text:span></text:p>
      <text:p text:style-name="P8"><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8"><text:tab/><text:span text:style-name="T8">All of the spheres have the same mass, drag and angular drag. And also all of them are affected by the same gravitational force. They are also the same size, all having a radius of 0,5 units.</text:span></text:p>
      <text:p text:style-name="P8"><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31" text:outline-level="2"><text:bookmark-start text:name="__RefHeading___Toc1072_3724124105"/>How is the main sphere agent controlled?<text:bookmark-end text:name="__RefHeading___Toc1072_3724124105"/></text:h>
      <text:p text:style-name="P9"><draw:frame draw:style-name="fr1" draw:name="Frame1" text:anchor-type="paragraph" svg:x="4.2228in" svg:y="0.0591in" svg:width="2.8339in" draw:z-index="1"><draw:text-box fo:min-height="0.7228in"><text:p text:style-name="Text"><draw:frame text:anchor-type="paragraph" draw:z-index="2" draw:name="Shape1" draw:style-name="gr1" draw:text-style-name="P34" svg:width="2.8335in" svg:height="0.7224in" svg:x="0in" svg:y="0in"><draw:text-box><text:p text:style-name="P33"><text:span text:style-name="T19">Vector3 controlSignal = Vector3.zero;</text:span></text:p><text:p text:style-name="P33"><text:span text:style-name="T19">controlSignal.x = vectorAction[0];</text:span></text:p><text:p text:style-name="P33"><text:span text:style-name="T19">controlSignal.z = vectorAction[1];</text:span></text:p><text:p text:style-name="P33"><text:span text:style-name="T19">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soft-page-break/><text:tab/>The physics <text:span text:style-name="T10">calculations are being handled by the Unity game engine. The force is just applied, and the engine handles the rest.</text:span></text:p>
      <text:h text:style-name="P32" text:outline-level="2"><text:bookmark-start text:name="__RefHeading___Toc1178_3724124105"/>What can the machine agent “see” in the environment?<text:bookmark-end text:name="__RefHeading___Toc1178_3724124105"/></text:h>
      <text:p text:style-name="P11"><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11"><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11"><text:tab/><text:span text:style-name="T13">Surely such a mass of information will help train the best agent, but in order for it to finish training faster, a more limited set of data must be sent.</text:span></text:p>
      <text:p text:style-name="P11"><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11"><text:tab/><text:span text:style-name="T15">And all of this information is unconsciously deduced by the human. In order to help the machine agent to learn faster, we shall send all of this distilled information directly to it.</text:span></text:p>
      <text:p text:style-name="P11"><text:tab/><text:span text:style-name="T15">Observations that are sent to machine agent:</text:span></text:p>
      <text:list xml:id="list3835790718" text:style-name="L4">
        <text:list-item>
          <text:p text:style-name="P21">the agents current position on the X and Z axis</text:p>
        </text:list-item>
        <text:list-item>
          <text:p text:style-name="P21">the agents distance from the center of the stage</text:p>
        </text:list-item>
        <text:list-item>
          <text:p text:style-name="P21">the agents velocity on the X and Z axis</text:p>
        </text:list-item>
        <text:list-item>
          <text:p text:style-name="P21">the agents “mission” (a number that symbolizes which of the colored ball should it attempt to knock out)</text:p>
        </text:list-item>
        <text:list-item>
          <text:p text:style-name="P21">the position of the brown sphere relative to the agent on the X and Z axis</text:p>
        </text:list-item>
        <text:list-item>
          <text:p text:style-name="P21">the distance from the brown sphere to the agent</text:p>
        </text:list-item>
        <text:list-item>
          <text:p text:style-name="P21">the brown spheres distance from the center of the stage</text:p>
        </text:list-item>
        <text:list-item>
          <text:p text:style-name="P21">the brown spheres velocity on the X and Z axis</text:p>
        </text:list-item>
        <text:list-item>
          <text:p text:style-name="P21">the position of the <text:span text:style-name="T16">gray</text:span> sphere relative to the agent on the X and Z axis</text:p>
        </text:list-item>
        <text:list-item>
          <text:p text:style-name="P22">the distance from the <text:span text:style-name="T16">gray</text:span> sphere to the agent</text:p>
        </text:list-item>
        <text:list-item>
          <text:p text:style-name="P22">the <text:span text:style-name="T16">gray</text:span> spheres distance from the center of the stage</text:p>
        </text:list-item>
        <text:list-item>
          <text:p text:style-name="P22">the <text:span text:style-name="T16">gray</text:span> spheres velocity on the X and Z axis</text:p>
        </text:list-item>
        <text:list-item>
          <text:p text:style-name="P22"><text:soft-page-break/>the position of the <text:span text:style-name="T16">gold</text:span> sphere relative to the agent on the X and Z axis</text:p>
        </text:list-item>
        <text:list-item>
          <text:p text:style-name="P22">the distance from the <text:span text:style-name="T16">gold</text:span> sphere to the agent</text:p>
        </text:list-item>
        <text:list-item>
          <text:p text:style-name="P22">the <text:span text:style-name="T16">gold</text:span> spheres distance from the center of the stage</text:p>
        </text:list-item>
        <text:list-item>
          <text:p text:style-name="P22">the <text:span text:style-name="T16">gold</text:span> spheres velocity on the X and Z axis</text:p>
        </text:list-item>
      </text:list>
      <text:p text:style-name="P11"><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11"><text:tab/><text:span text:style-name="T17">The information that the spheres have fallen off the stage can be deduced just from the distance observations or from the “current mission” observation.</text:span></text:p>
      <text:p text:style-name="P11"><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11"><text:tab/><text:span text:style-name="T18">There are in total 24 observations sent to the machine agents brain.</text:span></text:p>
      <text:p text:style-name="P11"/>
      <text:h text:style-name="P24" text:outline-level="1"><text:bookmark-start text:name="__RefHeading___Toc1074_3724124105"/>Discovered observations<text:bookmark-end text:name="__RefHeading___Toc1074_3724124105"/></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2" svg:font-family="Arial" style:font-family-generic="swiss"/>
    <style:font-face style:name="Arial1" svg:font-family="Arial" style:font-pitch="variable"/>
    <style:font-face style:name="Consolas1" svg:font-family="Consolas" style:font-pitch="variable"/>
    <style:font-face style:name="Liberation Serif1" svg:font-family="'Liberation Serif'" style:font-pitch="variable"/>
    <style:font-face style:name="NSimSun1" svg:font-family="N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5T22:32:37.076000000</dc:date>
    <meta:editing-duration>PT1H18M48S</meta:editing-duration>
    <meta:editing-cycles>57</meta:editing-cycles>
    <meta:generator>LibreOffice/6.1.5.2$Windows_X86_64 LibreOffice_project/90f8dcf33c87b3705e78202e3df5142b201bd805</meta:generator>
    <meta:document-statistic meta:table-count="0" meta:image-count="1" meta:object-count="0" meta:page-count="9" meta:paragraph-count="132" meta:word-count="2477" meta:character-count="14599" meta:non-whitespace-character-count="12242"/>
  </office:meta>
</office:document-meta>
</file>